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df"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office:font-face-decls>
  <office:automatic-styles>
    <style:style style:name="P1" style:family="paragraph" style:parent-style-name="Standard">
      <style:text-properties style:font-name="Liberation Sans" officeooo:rsid="000f023b" officeooo:paragraph-rsid="000f023b"/>
    </style:style>
    <style:style style:name="P2" style:family="paragraph" style:parent-style-name="Standard" style:list-style-name="L1">
      <style:paragraph-properties fo:line-height="115%"/>
      <style:text-properties style:font-name="Liberation Sans" officeooo:rsid="000f023b" officeooo:paragraph-rsid="000f023b"/>
    </style:style>
    <style:style style:name="P3" style:family="paragraph" style:parent-style-name="Standard">
      <style:text-properties style:font-name="Liberation Sans" fo:font-weight="bold" officeooo:rsid="000f023b" officeooo:paragraph-rsid="000f023b" style:font-weight-asian="bold" style:font-weight-complex="bold"/>
    </style:style>
    <style:style style:name="P4" style:family="paragraph" style:parent-style-name="Standard">
      <style:text-properties style:font-name="Liberation Sans" style:text-underline-style="solid" style:text-underline-width="auto" style:text-underline-color="font-color" officeooo:rsid="000f023b" officeooo:paragraph-rsid="000f023b"/>
    </style:style>
    <style:style style:name="P5" style:family="paragraph" style:parent-style-name="Standard" style:list-style-name="L1">
      <style:paragraph-properties fo:line-height="115%"/>
      <style:text-properties style:font-name="Courier New" officeooo:rsid="000f023b" officeooo:paragraph-rsid="000f023b"/>
    </style:style>
    <style:style style:name="P6" style:family="paragraph" style:parent-style-name="Standard" style:list-style-name="L2">
      <style:text-properties officeooo:paragraph-rsid="000f023b"/>
    </style:style>
    <style:style style:name="P7" style:family="paragraph" style:parent-style-name="Standard" style:list-style-name="L3">
      <style:text-properties officeooo:paragraph-rsid="000f023b"/>
    </style:style>
    <style:style style:name="P8" style:family="paragraph" style:parent-style-name="Standard" style:list-style-name="L1">
      <style:paragraph-properties fo:line-height="115%" style:writing-mode="lr-tb"/>
      <style:text-properties officeooo:paragraph-rsid="000f023b"/>
    </style:style>
    <style:style style:name="T1" style:family="text">
      <style:text-properties style:font-name="Liberation Sans"/>
    </style:style>
    <style:style style:name="T2" style:family="text">
      <style:text-properties style:font-name="Liberation Sans" officeooo:rsid="000f023b"/>
    </style:style>
    <style:style style:name="T3" style:family="text">
      <style:text-properties fo:font-weight="bold" style:font-weight-asian="bold" style:font-weight-complex="bold"/>
    </style:style>
    <style:style style:name="T4" style:family="text">
      <style:text-properties officeooo:rsid="00128f2a"/>
    </style:style>
    <style:style style:name="T5" style:family="text">
      <style:text-properties style:font-name="Liberation Sans1" officeooo:rsid="00128f2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Name: </text:span>BlueCat App for splunk</text:p>
      <text:p text:style-name="P1"><text:span text:style-name="T3">Version:</text:span> 0.02</text:p>
      <text:p text:style-name="P1"><text:span text:style-name="T3">Release Date:</text:span> 02 November 2017</text:p>
      <text:p text:style-name="P1"><text:span text:style-name="T3">Authors:</text:span> Muhammad Heidir(<text:a xlink:type="simple" xlink:href="mailto:mheidir@bluecatnetworks.com" text:style-name="Internet_20_link" text:visited-style-name="Visited_20_Internet_20_Link">mheidir@bluecatnetworks.com</text:a>), Timothy Noel(<text:a xlink:type="simple" xlink:href="mailto:tnoel@bluecatnetworks.com" text:style-name="Internet_20_link" text:visited-style-name="Visited_20_Internet_20_Link">tnoel@bluecatnetworks.com</text:a>)</text:p>
      <text:p text:style-name="P1"/>
      <text:p text:style-name="P3">NOTE</text:p>
      <text:p text:style-name="P1">This software is not officially released or supplied by BlueCat Networks</text:p>
      <text:p text:style-name="P1"/>
      <text:p text:style-name="P3">THANKS</text:p>
      <text:p text:style-name="P1">To all those involved in the testing and verification.</text:p>
      <text:p text:style-name="P1">Albert Sim for supporting this project</text:p>
      <text:p text:style-name="P1"/>
      <text:p text:style-name="P3">CHANGELOG</text:p>
      <text:p text:style-name="P4">2/Nov/2017</text:p>
      <text:list xml:id="list8148040164260232575" text:style-name="L2">
        <text:list-item>
          <text:p text:style-name="P6"><text:span text:style-name="T2">v0.2 - Covered most of BlueCat DNS related queries, rpz, rate limit, warning<text:line-break/>DNS Tunneling setup interface is working and settings are retrieved by python script for detection and mitigation action Dashboard edit has been disabled to avoid tampering End user does not have to meddle with any Splunk configuration<text:line-break/>Sourcetypes are defined for almost all DNS related syslog messages<text:line-break/>Preconfigured dashboard based on sourcetypes defined for DNS<text:line-break/>ALERT is not working at this point in time, not created yet<text:line-break/>BLOCK is working based on the settings set in the Splunk App<text:line-break/>Separate tabs for DNS Analytics, Security Threats and Search</text:span></text:p>
        </text:list-item>
      </text:list>
      <text:p text:style-name="P1"/>
      <text:p text:style-name="P1"/>
      <text:p text:style-name="P4">28/Sep/2017</text:p>
      <text:list xml:id="list6783499983076061458" text:style-name="L3">
        <text:list-item>
          <text:p text:style-name="P7"><text:span text:style-name="T2">v0.1 - Initial release. Works as it should but with extreme limitation</text:span></text:p>
        </text:list-item>
      </text:list>
      <text:p text:style-name="P1"/>
      <text:p text:style-name="P1"/>
      <text:p text:style-name="P3">INSTALL</text:p>
      <text:list xml:id="list9222585615886956996" text:style-name="L1">
        <text:list-item>
          <text:p text:style-name="P2">Create an empty Response Policy in BlueCat Address Manager</text:p>
        </text:list-item>
        <text:list-item>
          <text:p text:style-name="P2">Create a Response Policy Zone under a specified View</text:p>
        </text:list-item>
        <text:list-item>
          <text:p text:style-name="P2">Add RPZ Deployment Roles for the specified BlueCat DNS/DHCP Server</text:p>
        </text:list-item>
        <text:list-item>
          <text:p text:style-name="P2">Create an API User Account in BlueCat Address Manager</text:p>
        </text:list-item>
        <text:list-item>
          <text:p text:style-name="P2">Click on the Server to be deployed, and add a DNS Raw Option</text:p>
        </text:list-item>
        <text:list-item>
          <text:p text:style-name="P2">Add the following rate-limit statement:</text:p>
          <text:p text:style-name="P5">rate-limit {</text:p>
          <text:list>
            <text:list-header>
              <text:p text:style-name="P5">responses-per-second 5;</text:p>
              <text:p text:style-name="P5">window 5;</text:p>
            </text:list-header>
          </text:list>
          <text:p text:style-name="P5">};</text:p>
        </text:list-item>
        <text:list-item>
          <text:p text:style-name="P2">Perform Server Deployment to configure BlueCat DNS/DHCP Server</text:p>
        </text:list-item>
        <text:list-item>
          <text:p text:style-name="P2">[OPTIONAL] - To gain more visibility into DNS Analytics, it recommended to</text:p>
          <text:list>
            <text:list-item>
              <text:p text:style-name="P8"><text:span text:style-name="T2">Turn on querylogging via CLI</text:span></text:p>
            </text:list-item>
            <text:list-item>
              <text:p text:style-name="P8"><text:span text:style-name="T2">Login to BlueCat DNS/DHCP Server as "admin"</text:span></text:p>
              <text:p text:style-name="P5">&gt;configure querylogging</text:p>
              <text:p text:style-name="P5">&gt;enable<text:line-break/></text:p>
            </text:list-item>
          </text:list>
        </text:list-item>
        <text:list-item>
          <text:p text:style-name="P2">Launch Splunk</text:p>
        </text:list-item>
        <text:list-item>
          <text:p text:style-name="P2">Install BlueCat App as you would with any other Splunk App by accessing through <text:soft-page-break/>Manage Apps</text:p>
        </text:list-item>
        <text:list-item>
          <text:p text:style-name="P2">Setup BlueCat App for the first time supplying the following information:</text:p>
          <text:p text:style-name="P2"><text:s text:c="4"/>BAM IP Address:</text:p>
          <text:p text:style-name="P2"><text:s text:c="4"/>BAM API Username:</text:p>
          <text:p text:style-name="P2"><text:s text:c="4"/>BAM API Password:</text:p>
          <text:p text:style-name="P2"/>
          <text:p text:style-name="P2"><text:s text:c="4"/>Configuration Name:</text:p>
          <text:p text:style-name="P2"><text:s text:c="4"/>Response Policy Name:</text:p>
          <text:p text:style-name="P2"><text:s text:c="4"/>BlueCat DNS/DHCP Server Name:</text:p>
          <text:p text:style-name="P2"/>
          <text:p text:style-name="P2"><text:s text:c="4"/>Length of Query:</text:p>
          <text:p text:style-name="P2"><text:s text:c="4"/>Number of Count to identify as Tunnel:</text:p>
          <text:p text:style-name="P2"/>
          <text:p text:style-name="P2"><text:s text:c="4"/>Enable or Disable Alert:</text:p>
          <text:p text:style-name="P2"><text:s text:c="4"/>Enable or Disable automatic Block:</text:p>
          <text:p text:style-name="P2"/>
        </text:list-item>
        <text:list-item>
          <text:p text:style-name="P2">Done!</text:p>
        </text:list-item>
      </text:list>
      <text:p text:style-name="P1"/>
      <text:p text:style-name="P3">LICENSE</text:p>
      <text:p text:style-name="P1">Copyright <text:span text:style-name="T5">©</text:span><text:span text:style-name="T4"> </text:span>2017 Muhammad Heidir, Timothy Noel</text:p>
      <text:p text:style-name="P1"/>
      <text:p text:style-name="P1">Licensed under the Apache License, Version 2.0 (the "License");</text:p>
      <text:p text:style-name="P1">you may not use this file except in compliance with the License.</text:p>
      <text:p text:style-name="P1">You may obtain a copy of the License at</text:p>
      <text:p text:style-name="P1"/>
      <text:p text:style-name="P1"><text:tab/><text:a xlink:type="simple" xlink:href="http://www.apache.org/licenses/LICENSE-2.0" text:style-name="Internet_20_link" text:visited-style-name="Visited_20_Internet_20_Link">http://www.apache.org/licenses/LICENSE-2.0</text:a></text:p>
      <text:p text:style-name="P1"/>
      <text:p text:style-name="P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ext:p text:style-name="P1"/>
      <text:p text:style-name="P1">NO WARRANTY</text:p>
      <text:p text:style-name="P1">THE LICENSED MATERIALS ARE OFFERED "AS IS," AND LICENSOR GRANTS AND LICENSEE RECEIVES NO WARRANTIES OF ANY KIND, EXPRESS OR IMPLIED, BY STATUTE, COMMUNICATION OR CONDUCT WITH LICENSEE, OR OTHERWISE. LICENSOR SPECIFICALLY DISCLAIMS ANY IMPLIED WARRANTIES OF MERCHANTABILITY, FITNESS FOR A SPECIFIC PURPOSE OR NON-INFRINGEMENT CONCERNING THE LICENSED MATERIALS OR ANY UPGRADES TO OR DOCUMENTATION FOR THE SOFTWARE. WITHOUT LIMITATION OF THE ABOVE, LICENSOR GRANTS NO WARRANTY THAT, TO THE EXTENT APPLICABLE, THE LICENSED MATERIAL IS ERROR-FREE OR WILL OPERATE WITHOUT INTERRUPTION, AND GRANTS NO WARRANTY REGARDING ITS USE OR THE RESULTS THEREFROM INCLUDING, WITHOUT LIMITATION, ITS CORRECTNESS, ACCURACY OR RELIABILITY.</text:p>
      <text:p text:style-name="P1"/>
      <text:p text:style-name="P3">BUG REPORTING</text:p>
      <text:p text:style-name="P1">Please email directly to the authors to submit bug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SG" style:letter-kerning="true" style:font-name-asian="Arial"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SG" style:letter-kerning="true" style:font-name-asian="Arial"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1:18:29.633427000</meta:creation-date>
    <dc:date>2017-12-13T11:26:22.189143000</dc:date>
    <meta:editing-duration>PT7M53S</meta:editing-duration>
    <meta:editing-cycles>4</meta:editing-cycles>
    <meta:generator>NeoOffice/3.2017.5$MacOSX_X86_64 NeoOffice_project/0</meta:generator>
    <meta:document-statistic meta:table-count="0" meta:image-count="0" meta:object-count="0" meta:page-count="2" meta:paragraph-count="56" meta:word-count="543" meta:character-count="3533" meta:non-whitespace-character-count="3020"/>
  </office:meta>
</office:document-meta>
</file>